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acb" officeooo:paragraph-rsid="00147acb"/>
    </style:style>
    <style:style style:name="P2" style:family="paragraph" style:parent-style-name="Standard">
      <style:text-properties officeooo:rsid="001940fc" officeooo:paragraph-rsid="00211025"/>
    </style:style>
    <style:style style:name="P3" style:family="paragraph" style:parent-style-name="Standard">
      <style:text-properties officeooo:rsid="001940fc" officeooo:paragraph-rsid="003842fe"/>
    </style:style>
    <style:style style:name="P4" style:family="paragraph" style:parent-style-name="Standard">
      <style:text-properties officeooo:rsid="001940fc" officeooo:paragraph-rsid="003a1f0e"/>
    </style:style>
    <style:style style:name="P5" style:family="paragraph" style:parent-style-name="Standard">
      <style:text-properties officeooo:rsid="001940fc" officeooo:paragraph-rsid="004ad14c"/>
    </style:style>
    <style:style style:name="P6" style:family="paragraph" style:parent-style-name="Standard">
      <style:text-properties officeooo:rsid="001940fc" officeooo:paragraph-rsid="004c3316"/>
    </style:style>
    <style:style style:name="P7" style:family="paragraph" style:parent-style-name="Standard">
      <style:text-properties officeooo:rsid="001940fc" officeooo:paragraph-rsid="004d8c42"/>
    </style:style>
    <style:style style:name="P8" style:family="paragraph" style:parent-style-name="Standard">
      <style:text-properties officeooo:rsid="001940fc" officeooo:paragraph-rsid="004e9a3c"/>
    </style:style>
    <style:style style:name="P9" style:family="paragraph" style:parent-style-name="Standard">
      <style:text-properties officeooo:rsid="001940fc" officeooo:paragraph-rsid="00500b92"/>
    </style:style>
    <style:style style:name="P10" style:family="paragraph" style:parent-style-name="Standard">
      <style:text-properties style:font-name="Liberation Serif" fo:font-size="12pt" officeooo:rsid="0025e6f5" officeooo:paragraph-rsid="0028530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5e6f5" officeooo:paragraph-rsid="00297879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5e6f5" officeooo:paragraph-rsid="003836ea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5e6f5" officeooo:paragraph-rsid="003a1f0e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5e6f5" officeooo:paragraph-rsid="003842fe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5e6f5" officeooo:paragraph-rsid="004ad14c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5e6f5" officeooo:paragraph-rsid="004c3316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5e6f5" officeooo:paragraph-rsid="004d8c42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25e6f5" officeooo:paragraph-rsid="004e9a3c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25e6f5" officeooo:paragraph-rsid="004fad85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25e6f5" officeooo:paragraph-rsid="00500b92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5e6f5" officeooo:paragraph-rsid="0046d9b1" style:font-size-asian="12pt" style:font-size-complex="12pt"/>
    </style:style>
    <style:style style:name="P22" style:family="paragraph" style:parent-style-name="Standard">
      <style:text-properties fo:color="#000000" style:font-name="Andale Mono" fo:font-size="10pt" officeooo:rsid="003836ea" officeooo:paragraph-rsid="003842fe" style:font-size-asian="10pt" style:font-size-complex="10pt"/>
    </style:style>
    <style:style style:name="P23" style:family="paragraph" style:parent-style-name="Standard">
      <style:text-properties fo:color="#000000" style:font-name="Andale Mono" fo:font-size="10pt" officeooo:rsid="003842fe" officeooo:paragraph-rsid="003842fe" style:font-size-asian="10pt" style:font-size-complex="10pt"/>
    </style:style>
    <style:style style:name="P24" style:family="paragraph" style:parent-style-name="Standard">
      <style:text-properties fo:color="#000000" style:font-name="Andale Mono" fo:font-size="10pt" officeooo:rsid="003842fe" officeooo:paragraph-rsid="004ad14c" style:font-size-asian="10pt" style:font-size-complex="10pt"/>
    </style:style>
    <style:style style:name="P25" style:family="paragraph" style:parent-style-name="Standard">
      <style:text-properties fo:color="#000000" style:font-name="Andale Mono" fo:font-size="10pt" officeooo:rsid="004a4f80" officeooo:paragraph-rsid="004a4f80" style:font-size-asian="10pt" style:font-size-complex="10pt"/>
    </style:style>
    <style:style style:name="P26" style:family="paragraph" style:parent-style-name="Standard">
      <style:text-properties fo:color="#000000" style:font-name="Andale Mono" fo:font-size="10pt" officeooo:rsid="004a4f80" officeooo:paragraph-rsid="004ad14c" style:font-size-asian="10pt" style:font-size-complex="10pt"/>
    </style:style>
    <style:style style:name="P27" style:family="paragraph" style:parent-style-name="Standard">
      <style:text-properties fo:color="#000000" style:font-name="Andale Mono" fo:font-size="10pt" officeooo:rsid="003a1f0e" officeooo:paragraph-rsid="003a1f0e" style:font-size-asian="10pt" style:font-size-complex="10pt"/>
    </style:style>
    <style:style style:name="P28" style:family="paragraph" style:parent-style-name="Standard">
      <style:text-properties fo:color="#000000" style:font-name="Andale Mono" fo:font-size="10pt" officeooo:rsid="003a1f0e" officeooo:paragraph-rsid="004c3316" style:font-size-asian="10pt" style:font-size-complex="10pt"/>
    </style:style>
    <style:style style:name="P29" style:family="paragraph" style:parent-style-name="Standard">
      <style:text-properties fo:color="#000000" style:font-name="Andale Mono" fo:font-size="10pt" officeooo:rsid="004c3316" officeooo:paragraph-rsid="004c3316" style:font-size-asian="10pt" style:font-size-complex="10pt"/>
    </style:style>
    <style:style style:name="P30" style:family="paragraph" style:parent-style-name="Standard">
      <style:text-properties fo:color="#000000" style:font-name="Andale Mono" fo:font-size="10pt" officeooo:rsid="004d8c42" officeooo:paragraph-rsid="004d8c42" style:font-size-asian="10pt" style:font-size-complex="10pt"/>
    </style:style>
    <style:style style:name="P31" style:family="paragraph" style:parent-style-name="Standard">
      <style:text-properties fo:color="#000000" style:font-name="Andale Mono" fo:font-size="10pt" officeooo:rsid="004e438e" officeooo:paragraph-rsid="004e438e" style:font-size-asian="10pt" style:font-size-complex="10pt"/>
    </style:style>
    <style:style style:name="P32" style:family="paragraph" style:parent-style-name="Standard">
      <style:text-properties fo:color="#000000" style:font-name="Andale Mono" fo:font-size="10pt" officeooo:rsid="004fad85" officeooo:paragraph-rsid="0050a732" style:font-size-asian="10pt" style:font-size-complex="10pt"/>
    </style:style>
    <style:style style:name="P33" style:family="paragraph" style:parent-style-name="Standard">
      <style:text-properties fo:color="#000000" style:font-name="Andale Mono" fo:font-size="10pt" officeooo:rsid="004fad85" officeooo:paragraph-rsid="004fad85" style:font-size-asian="10pt" style:font-size-complex="10pt"/>
    </style:style>
    <style:style style:name="P34" style:family="paragraph" style:parent-style-name="Standard">
      <style:text-properties fo:color="#000000" style:font-name="Andale Mono" fo:font-size="10pt" officeooo:rsid="0050a732" officeooo:paragraph-rsid="0050a732" style:font-size-asian="10pt" style:font-size-complex="10pt"/>
    </style:style>
    <style:style style:name="P35" style:family="paragraph" style:parent-style-name="Standard">
      <style:text-properties fo:color="#000000" style:font-name="Andale Mono" fo:font-size="10pt" officeooo:rsid="004e9a3c" officeooo:paragraph-rsid="004e9a3c" style:font-size-asian="10pt" style:font-size-complex="10pt"/>
    </style:style>
    <style:style style:name="P36" style:family="paragraph" style:parent-style-name="Standard">
      <style:text-properties fo:color="#000000" style:font-name="Liberation Serif" fo:font-size="12pt" officeooo:rsid="0025e6f5" officeooo:paragraph-rsid="0050a732" style:font-size-asian="12pt" style:font-size-complex="12pt"/>
    </style:style>
    <style:style style:name="P37" style:family="paragraph" style:parent-style-name="Standard">
      <style:text-properties officeooo:rsid="003ad8b7" officeooo:paragraph-rsid="004d8c42"/>
    </style:style>
    <style:style style:name="P38" style:family="paragraph" style:parent-style-name="Standard">
      <style:text-properties officeooo:rsid="004d8c42" officeooo:paragraph-rsid="004d8c42"/>
    </style:style>
    <style:style style:name="P39" style:family="paragraph" style:parent-style-name="Standard">
      <style:text-properties officeooo:rsid="004fad85" officeooo:paragraph-rsid="004fad85"/>
    </style:style>
    <style:style style:name="P40" style:family="paragraph" style:parent-style-name="Standard">
      <style:text-properties style:font-name="Andale Mono" fo:font-size="10pt" officeooo:rsid="0027241a" officeooo:paragraph-rsid="004589f0" style:font-size-asian="10pt" style:font-size-complex="10pt"/>
    </style:style>
    <style:style style:name="P41" style:family="paragraph" style:parent-style-name="Title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text-properties style:font-name="Liberation Serif" fo:font-size="12pt" officeooo:rsid="0025e6f5" officeooo:paragraph-rsid="004d8c42" style:font-size-asian="12pt" style:font-size-complex="12pt"/>
    </style:style>
    <style:style style:name="T1" style:family="text">
      <style:text-properties officeooo:rsid="00285309"/>
    </style:style>
    <style:style style:name="T2" style:family="text">
      <style:text-properties officeooo:rsid="003842fe"/>
    </style:style>
    <style:style style:name="T3" style:family="text">
      <style:text-properties officeooo:rsid="004589f0"/>
    </style:style>
    <style:style style:name="T4" style:family="text">
      <style:text-properties officeooo:rsid="0046d9b1"/>
    </style:style>
    <style:style style:name="T5" style:family="text">
      <style:text-properties officeooo:rsid="00486c76"/>
    </style:style>
    <style:style style:name="T6" style:family="text">
      <style:text-properties officeooo:rsid="004a4f80"/>
    </style:style>
    <style:style style:name="T7" style:family="text">
      <style:text-properties officeooo:rsid="004ad14c"/>
    </style:style>
    <style:style style:name="T8" style:family="text">
      <style:text-properties officeooo:rsid="004afc6f"/>
    </style:style>
    <style:style style:name="T9" style:family="text">
      <style:text-properties officeooo:rsid="004c3316"/>
    </style:style>
    <style:style style:name="T10" style:family="text">
      <style:text-properties officeooo:rsid="004d8c42"/>
    </style:style>
    <style:style style:name="T11" style:family="text">
      <style:text-properties officeooo:rsid="004e9a3c"/>
    </style:style>
    <style:style style:name="T12" style:family="text">
      <style:text-properties officeooo:rsid="0050a732"/>
    </style:style>
    <style:style style:name="T13" style:family="text">
      <style:text-properties officeooo:rsid="00523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3">Preguntas</text:span> batería <text:span text:style-name="T13">3</text:span></text:p>
      <text:p text:style-name="P1"/>
      <text:p text:style-name="P12">1<text:span text:style-name="T1">.</text:span> <text:span text:style-name="T3">Explicar la diferencia entre el acceso protected y default.</text:span></text:p>
      <text:p text:style-name="P12"/>
      <text:p text:style-name="P40"/>
      <text:p text:style-name="P10"><text:span text:style-name="T5">2</text:span>. <text:span text:style-name="T4">Explicar las dos formas de usar miembros (atributos y métodos) de un paquete desde otros paquetes.</text:span></text:p>
      <text:p text:style-name="P22"/>
      <text:p text:style-name="P21"/>
      <text:p text:style-name="P15"><text:span text:style-name="T5">3</text:span>. <text:span text:style-name="T7">¿En cuántas clases puede implementarse una interfaz?</text:span></text:p>
      <text:p text:style-name="P5"/>
      <text:p text:style-name="P26"/>
      <text:p text:style-name="P24"/>
      <text:p text:style-name="P11"><text:span text:style-name="T8">4</text:span>. <text:span text:style-name="T6">¿Cuántas interfaces puede implementar una clase?</text:span></text:p>
      <text:p text:style-name="P2"/>
      <text:p text:style-name="P23"/>
      <text:p text:style-name="P22"/>
      <text:p text:style-name="P14"><text:span text:style-name="T8">5</text:span>. <text:span text:style-name="T2">¿Las interfaces se puede ampliar (extender)?</text:span></text:p>
      <text:p text:style-name="P3"/>
      <text:p text:style-name="P25"/>
      <text:p text:style-name="P13"/>
      <text:p text:style-name="P13"><text:span text:style-name="T8">6</text:span>. <text:span text:style-name="T2">¿Qué paquete estándar de Java se importa de forma automática?</text:span></text:p>
      <text:p text:style-name="P4"/>
      <text:p text:style-name="P27"/>
      <text:p text:style-name="P27"/>
      <text:p text:style-name="P16"><text:span text:style-name="T9">7</text:span>. <text:span text:style-name="T2">¿Qué clase se encuentra en la parte superior de la jerarquía de excepciones?</text:span></text:p>
      <text:p text:style-name="P6"/>
      <text:p text:style-name="P28"/>
      <text:p text:style-name="P28"/>
      <text:p text:style-name="P16"><text:span text:style-name="T9">8</text:span>. <text:span text:style-name="T2">¿Qué sucede si no se captura una excepción?</text:span></text:p>
      <text:p text:style-name="P6"/>
      <text:p text:style-name="P29"/>
      <text:p text:style-name="P29"/>
      <text:p text:style-name="P16"><text:span text:style-name="T9">9</text:span>. <text:span text:style-name="T2">¿Qué hay de incorrecto en el siguiente fragmento de código?</text:span></text:p>
      <text:p text:style-name="P6"/>
      <text:p text:style-name="P37">class <text:span text:style-name="T10">A extends Exception</text:span> { ...</text:p>
      <text:p text:style-name="P37"/>
      <text:p text:style-name="P37">class <text:span text:style-name="T10">B extends A</text:span> { ...</text:p>
      <text:p text:style-name="P6"/>
      <text:p text:style-name="P6">// …</text:p>
      <text:p text:style-name="P6"/>
      <text:p text:style-name="P38">try {</text:p>
      <text:p text:style-name="P38"><text:tab/>//...</text:p>
      <text:p text:style-name="P38">}</text:p>
      <text:p text:style-name="P38">catch (A e1) { … }</text:p>
      <text:p text:style-name="P38">catch (B e2) { … }</text:p>
      <text:p text:style-name="P30"/>
      <text:p text:style-name="P17"/>
      <text:p text:style-name="P17"><text:span text:style-name="T10">10</text:span>. <text:span text:style-name="T10">El bloque finally es el último fragmento de código que se ejecuta antes de que finalice un programa. ¿Verdadero o falso? Justifica la respuesta.</text:span></text:p>
      <text:p text:style-name="P7"/>
      <text:p text:style-name="P31"/>
      <text:p text:style-name="P31"/>
      <text:p text:style-name="P18"><text:span text:style-name="T10">11</text:span>. <text:span text:style-name="T11">¿Qué tipo de excepciones deben declararse de forma explícita en la cláusula throws de un </text:span><text:soft-page-break/><text:span text:style-name="T11">método</text:span>?</text:p>
      <text:p text:style-name="P8"/>
      <text:p text:style-name="P35"/>
      <text:p text:style-name="P19"><text:span text:style-name="T10">12</text:span>. <text:span text:style-name="T11">¿Qué falla en el siguiente fragmento de código</text:span>?</text:p>
      <text:p text:style-name="P39"/>
      <text:p text:style-name="P39">class MiClase { //...</text:p>
      <text:p text:style-name="P39"><text:tab/>// …</text:p>
      <text:p text:style-name="P39"><text:tab/>throw new MiClase();</text:p>
      <text:p text:style-name="P39"/>
      <text:p text:style-name="P33"/>
      <text:p text:style-name="P20"><text:span text:style-name="T10">13</text:span>. <text:span text:style-name="T11">¿Qué tres formas existen de generar una excepción</text:span>?</text:p>
      <text:p text:style-name="P9"/>
      <text:p text:style-name="P36"/>
      <text:p text:style-name="P36"><text:span text:style-name="T10">14</text:span>. <text:span text:style-name="T12">Enumerar dos subclases directas de Throwable.</text:span></text:p>
      <text:p text:style-name="P36"/>
      <text:p text:style-name="P34"/>
      <text:p text:style-name="P32"/>
      <text:p text:style-name="P36"><text:span text:style-name="T10">15</text:span>. <text:span text:style-name="T12">¿Qué es la captura múltiple?</text:span></text:p>
      <text:p text:style-name="P36"/>
      <text:p text:style-name="P34"/>
      <text:p text:style-name="P36"><text:span text:style-name="T10">16</text:span>. <text:span text:style-name="T12">¿Nuestro código debe declarar excepciones de tipo Error?</text:span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0-30T17:31:45.277953159</meta:creation-date>
    <dc:date>2015-02-02T12:58:40.293000000</dc:date>
    <meta:editing-duration>P3DT13H12M19S</meta:editing-duration>
    <meta:editing-cycles>63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28" meta:word-count="218" meta:character-count="1233" meta:non-whitespace-character-count="1040"/>
  </office:meta>
</office:document-meta>
</file>